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11cm" svg:x="6cm" svg:y="3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7.5cm" svg:x="5cm" svg:y="14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" draw:text-style-name="P1" draw:layer="layout" svg:width="1cm" svg:height="7.5cm" svg:x="8cm" svg:y="14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" draw:text-style-name="P1" draw:layer="layout" svg:width="1cm" svg:height="7cm" svg:x="11cm" svg:y="14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" draw:text-style-name="P1" draw:layer="layout" svg:width="0.5cm" svg:height="7cm" svg:x="13.5cm" svg:y="14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" draw:text-style-name="P3" draw:layer="layout" svg:width="9.642cm" svg:height="1.826cm" svg:x="4.5cm" svg:y="23.5cm">
          <draw:text-box>
            <text:p><text:span text:style-name="T1">Client Threa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hil </meta:initial-creator>
    <meta:creation-date>2011-07-20T20:47:49</meta:creation-date>
    <dc:date>2011-07-20T21:10:35</dc:date>
    <dc:creator>sahil </dc:creator>
    <meta:editing-duration>PT00H22M47S</meta:editing-duration>
    <meta:editing-cycles>2</meta:editing-cycles>
    <meta:generator>OpenOffice.org/3.2$Linux OpenOffice.org_project/320m19$Build-9505</meta:generator>
    <meta:document-statistic meta:object-count="6"/>
  </office:meta>
</office:document-meta>
</file>